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Five</text:p>
      <text:p text:style-name="Standard">1- Find out what device node the /boot partition is</text:p>
      <text:p text:style-name="Standard">2- Estimate the size in bytes of a level-zero dump for /boot</text:p>
      <text:p text:style-name="Standard">3- Back up the data of /boot to a dump file in /var/tmp/dumpfile</text:p>
      <text:p text:style-name="Standard">4- Look in the /etc/dumpdates file and see how the dump command recorded the timestamp of the</text:p>
      <text:p text:style-name="Standard">full backup</text:p>
      <text:p text:style-name="Standard">5- Use the restore command to view the contents of the dump file</text:p>
      <text:p text:style-name="Standard">6- Use restore command in the interactive mode to extract /grub/splash.xpm.gz and /grub/grub.conf</text:p>
      <text:p text:style-name="Standard">7- Use the fdisk command to create 2 Linux LVM (0x8e) partitions using "unpartitioned" space on</text:p>
      <text:p text:style-name="Standard">your hard disk. These partitions should all be the same size; to speed up the lab, do not make them</text:p>
      <text:p text:style-name="Standard">larger than 300 MB each. Make sure to write the changes to disk by using the w command to exit</text:p>
      <text:p text:style-name="Standard">the fdisk utility. Run the partprobe command after exiting the fdisk utility.</text:p>
      <text:p text:style-name="Standard">8- Initialize your Linux LVM partitions as physical volumes with the pvcreate command. You can use</text:p>
      <text:p text:style-name="Standard">the pvdisplay command to verify that the partitions have been initialized as physical volumes.</text:p>
      <text:p text:style-name="Standard">9- Using only one of your physical volumes, create a volume group called test0. Use the vgdisplay</text:p>
      <text:p text:style-name="Standard">command to verify that the volume group was created.</text:p>
      <text:p text:style-name="Standard">10- Create a small logical volume (LV) called data that uses about 30 percent of the available</text:p>
      <text:p text:style-name="Standard">space of the test0 volume group. Look for VG Size and Free PE/Size in the output of the</text:p>
      <text:p text:style-name="Standard">vgdisplay command to assist you with this. Use the lvdisplay command to verify your work.</text:p>
      <text:p text:style-name="Standard">11- Create an ext2 filesystem on your new LV.</text:p>
      <text:p text:style-name="Standard">12- Make a new directory called /data and then mount the new LV under the /data directory.</text:p>
      <text:p text:style-name="Standard">Create a "large file" in this volume.</text:p>
      <text:p text:style-name="Standard">13- Enlarge the LV that you created in Sequence 1 (/dev/test0/data) by using approximately 25</text:p>
      <text:p text:style-name="Standard">percent of the remaining free space in the test0 volume group. Then, use the ext2online command</text:p>
      <text:p text:style-name="Standard">to enlarge the filesystem of the LV.</text:p>
      <text:p text:style-name="Standard">14- Verify that the file /data/bigfile still exists in the LV. Run the df command and check to</text:p>
      <text:p text:style-name="Standard">verify that more free disk space is now available on the LV.</text:p>
      <text:p text:style-name="Standard">15- Use the remaining extents in the test0 volume group to create a second LV called docs.</text:p>
      <text:p text:style-name="Standard">16- Run the vgdisplay command to verify that there are no free extents left in the test0 volume</text:p>
      <text:p text:style-name="Standard">group.</text:p>
      <text:p text:style-name="Standard">17- Create an ext2 filesystem on the new LV, make a mount point called /docs and mount the</text:p>
      <text:p text:style-name="Standard">docs LV using this mount point.</text:p>
      <text:p text:style-name="Standard">18- Add all of the remaining unused physical volumes that you created in Sequence 1 to the</text:p>
      <text:p text:style-name="Standard">test0 volume group.</text:p>
      <text:p text:style-name="Standard">19- If you run vgdisplay again, there now should be free extents (provided by the new physical</text:p>
      <text:p text:style-name="Standard">volumes) in the test0 volume group. Extend the docs LV and underlying filesystem to make use of</text:p>
      <text:p text:style-name="Standard">all of the free extents of the test0 volume group. Verify your actions.</text:p>
      <text:p text:style-name="Standard">Before moving on to the RAID sequence, disassemble your LVM-managed volumes by</text:p>
      <text:p text:style-name="Standard">taking the following actions:</text:p>
      <text:p text:style-name="Standard">Remove any /etc/fstab entries you created.</text:p>
      <text:p text:style-name="Standard">umount /dev/test0/data</text:p>
      <text:p text:style-name="Standard">lvremove /dev/test0/data</text:p>
      <text:p text:style-name="Standard">umount /dev/test0/docs</text:p>
      <text:p text:style-name="Standard">lvremove /dev/test0/docs</text:p>
      <text:p text:style-name="Standard">vgchange -an test0 (this deactivates the volume group)</text:p>
      <text:p text:style-name="Standard">vgremove test0 (this deletes the volume group)</text:p>
      <text:p text:style-name="Standard"/>
      <text:p text:style-name="Standard">20- Run the fdisk command and convert the Linux LVM (0x8e) partitions that were created in</text:p>
      <text:p text:style-name="Standard"><text:soft-page-break/>above into Linux raid auto (0xfd) partitions. Save your changes and run the partprobe command</text:p>
      <text:p text:style-name="Standard">21- Initialize your RAID array (RAID 0)</text:p>
      <text:p text:style-name="Standard">22- Format the RAID device with an ext3 filesystem</text:p>
      <text:p text:style-name="Standard">23- Use the /data directory as a mount point for the /dev/md0 RAID device. Use the df</text:p>
      <text:p text:style-name="Standard">command to check the size of the filesyste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4:56:20.417381378</meta:creation-date>
    <dc:date>2023-01-14T14:56:59.703104896</dc:date>
    <meta:editing-duration>PT40S</meta:editing-duration>
    <meta:editing-cycles>1</meta:editing-cycles>
    <meta:document-statistic meta:table-count="0" meta:image-count="0" meta:object-count="0" meta:page-count="2" meta:paragraph-count="52" meta:word-count="601" meta:character-count="3397" meta:non-whitespace-character-count="2848"/>
    <meta:generator>LibreOffice/7.1.8.1$Linux_X86_64 LibreOffice_project/10$Build-1</meta:generator>
  </office:meta>
</office:document-meta>
</file>